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89d" officeooo:paragraph-rsid="000ef89d"/>
    </style:style>
    <style:style style:name="T1" style:family="text">
      <style:text-properties officeooo:rsid="000ef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2:04:38.060000000</meta:creation-date>
    <meta:generator>LibreOffice/7.5.2.2$Windows_X86_64 LibreOffice_project/53bb9681a964705cf672590721dbc85eb4d0c3a2</meta:generator>
    <dc:date>2023-05-14T19:58:51.945000000</dc:date>
    <meta:editing-duration>PT21M16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